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Marathi" svg:font-family="Lohit Marath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olo" style:master-page-name="MP0" style:family="paragraph">
      <style:paragraph-properties fo:break-before="page"/>
    </style:style>
    <style:style style:name="P2" style:parent-style-name="Titolo3" style:family="paragraph">
      <style:text-properties fo:font-weight="normal" style:font-weight-asian="normal" style:font-weight-complex="normal"/>
    </style:style>
    <style:style style:name="P3" style:parent-style-name="Titolo3" style:family="paragraph">
      <style:text-properties fo:font-weight="normal" style:font-weight-asian="normal" style:font-weight-complex="normal"/>
    </style:style>
    <style:style style:name="T4" style:parent-style-name="Car.predefinitoparagrafo" style:family="text">
      <style:text-properties fo:font-weight="normal" style:font-weight-asian="normal" style:font-weight-complex="normal"/>
    </style:style>
    <style:style style:name="T5" style:parent-style-name="Car.predefinitoparagrafo" style:family="text">
      <style:text-properties fo:font-weight="normal" style:font-weight-asian="normal" style:font-weight-complex="normal"/>
    </style:style>
    <style:style style:name="P6" style:parent-style-name="Titolo3" style:family="paragraph">
      <style:text-properties fo:font-weight="normal" style:font-weight-asian="normal" style:font-weight-complex="normal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Car.predefinitoparagrafo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/>
    </style:style>
  </office:automatic-styles>
  <office:body>
    <office:text text:use-soft-page-breaks="true">
      <text:p text:style-name="P1">HASKELL</text:p>
      <text:h text:style-name="Titolo1" text:outline-level="1">Functional Programming</text:h>
      <text:h text:style-name="P2" text:outline-level="3">Higher order functions</text:h>
      <text:p text:style-name="Standard">Higher order functions are functions that take functions as parameters and/or return function as return values.</text:p>
      <text:p text:style-name="Standard"/>
      <text:h text:style-name="P3" text:outline-level="3">Curried function</text:h>
      <text:p text:style-name="Textbody">Every function take one parameter so when we have a function that take more that one parameter, calling the function with less parameter will return a new function (partially applied function, a function that take as many parameters as we left out!)</text:p>
      <text:h text:style-name="Titolo3" text:outline-level="3"><text:span text:style-name="T4">Partia</text:span><text:span text:style-name="T5">l function application</text:span></text:h>
      <text:p text:style-name="Textbody"/>
      <text:h text:style-name="Titolo3" text:outline-level="3">Infix functions and sections</text:h>
      <text:p text:style-name="Textbody">Example: divideByTen = (/10)</text:p>
      <text:p text:style-name="Textbody">(-4) means minus four. To subtract 4 to the operand use: (subtract 4).</text:p>
      <text:p text:style-name="Textbody"/>
      <text:h text:style-name="Titolo3" text:outline-level="3">Predicate</text:h>
      <text:p text:style-name="Textbody">Predicate is a function that tells whether something is true or not, so in our case, a function that returns a boolean value.</text:p>
      <text:p text:style-name="Textbody"/>
      <text:h text:style-name="P6" text:outline-level="3">Lambdas</text:h>
      <text:p text:style-name="Standard">Lambdas are basically anonymous function that are used because we need some functions only once.</text:p>
      <text:p text:style-name="Standard"/>
      <text:h text:style-name="Titolo1" text:outline-level="1">KEYWORDS</text:h>
      <text:p text:style-name="P7"/>
      <text:h text:style-name="Titolo3" text:outline-level="3">Let</text:h>
      <text:p text:style-name="Standard">let keyword is used to define name. Es. Let x = 10 (or just x = 10 inside script file).</text:p>
      <text:p text:style-name="Standard"/>
      <text:p text:style-name="Standard"/>
      <text:h text:style-name="Titolo1" text:outline-level="1">EXPRESSION</text:h>
      <text:p text:style-name="Standard">An expression is, for example, 5 or 5+3</text:p>
      <text:h text:style-name="Titolo3" text:outline-level="3">=&gt;</text:h>
      <text:p text:style-name="Standard"/>
      <text:h text:style-name="Titolo1" text:outline-level="1">FUNCTION</text:h>
      <text:p text:style-name="Standard">Function are expression too.</text:p>
      <text:p text:style-name="Standard"/>
      <text:h text:style-name="Titolo3" text:outline-level="3">Function</text:h>
      <text:p text:style-name="Standard">Function name start always with upper case letter.</text:p>
      <text:p text:style-name="Standard">Function without parameters is an immutable definition.</text:p>
      <text:p text:style-name="Standard"/>
      <text:h text:style-name="Titolo3" text:outline-level="3">' (apostrophe)</text:h>
      <text:p text:style-name="Standard">is a valid character for function name.<text:s/>FunctionName and FunctionName' are both valid name for function.</text:p>
      <text:p text:style-name="Standard"/>
      <text:p text:style-name="Standard"/>
      <text:h text:style-name="Titolo1" text:outline-level="1">LIST</text:h>
      <text:h text:style-name="Titolo3" text:outline-level="3">List</text:h>
      <text:p text:style-name="Standard">are homogenous data structure. It stores elements of the same type.</text:p>
      <text:p text:style-name="Standard">List sintax is: [1, 2, 3, …]</text:p>
      <text:p text:style-name="Standard">Strings are list</text:p>
      <text:p text:style-name="Standard">list are compared in lexicographical order.</text:p>
      <text:p text:style-name="Standard"/>
      <text:h text:style-name="Titolo3" text:outline-level="3">[]</text:h>
      <text:p text:style-name="Standard">is an empty list.</text:p>
      <text:p text:style-name="Standard"/>
      <text:h text:style-name="Titolo3" text:outline-level="3">++ operator</text:h>
      <text:p text:style-name="Standard">++ concat list. Es. [1,2,3] ++ [4,5] ---&gt;<text:s/>[1,2,3,4,5]</text:p>
      <text:p text:style-name="Standard">It takes two list.</text:p>
      <text:p text:style-name="Standard"/>
      <text:h text:style-name="Titolo3" text:outline-level="3">: cons operator</text:h>
      <text:p text:style-name="Standard">add an element at the beginning of a list. Es. 'a' : “ te” ---&gt; “a te”.</text:p>
      <text:p text:style-name="Standard">It takes a value and a list.</text:p>
      <text:p text:style-name="Standard"/>
      <text:h text:style-name="Titolo3" text:outline-level="3">!! operator</text:h>
      <text:p text:style-name="Standard">get out an element from a list by index. Index starts from 0.</text:p>
      <text:p text:style-name="Standard"/>
      <text:h text:style-name="Titolo3" text:outline-level="3">List functions</text:h>
      <text:p text:style-name="Standard">head, tail,<text:s/>last, init, length, null, reverse, take, drop, maximum, minimum, sum, product, elem, cycle, repeat, replicate.</text:p>
      <text:p text:style-name="Standard"/>
      <text:h text:style-name="Titolo3" text:outline-level="3">.. range</text:h>
      <text:p text:style-name="Standard">es [1..5] ---&gt; [1,2,3,4,5]</text:p>
      <text:p text:style-name="Standard"/>
      <text:h text:style-name="Titolo3" text:outline-level="3">list comprehension</text:h>
      <text:p text:style-name="Standard">[ x | x &lt;- [50..100], x `mod` 7 == 3]</text:p>
      <text:p text:style-name="Standard"/>
      <text:h text:style-name="Titolo3" text:outline-level="3">String</text:h>
      <text:p text:style-name="Standard">are<text:s/><text:span text:style-name="T8">list</text:span><text:s/>of char.</text:p>
      <text:p text:style-name="Standard"/>
      <text:h text:style-name="Titolo1" text:outline-level="1">TUPLE</text:h>
      <text:p text:style-name="P9"/>
      <text:h text:style-name="Titolo1" text:outline-level="1">TYPE</text:h>
      <text:p text:style-name="Standard">Explicit type are denoted with first letter in capital case.</text:p>
      <text:p text:style-name="Standard"/>
      <text:h text:style-name="Titolo3" text:outline-level="3">::</text:h>
      <text:p text:style-name="Standard">means “has type of”</text:p>
      <text:p text:style-name="Standard">is used to esplicity define a function type.</text:p>
      <text:p text:style-name="Standard">FunctionName :: [Char] → [Char]</text:p>
      <text:p text:style-name="Standard"/>
      <text:p text:style-name="Standard"/>
      <text:h text:style-name="Titolo3" text:outline-level="3">type variables</text:h>
      <text:p text:style-name="Standard">Is like generics in other languages.</text:p>
      <text:p text:style-name="Standard">Function that have type variables are called<text:s/>polymorphic functions.</text:p>
      <text:p text:style-name="Standard"/>
      <text:p text:style-name="Standard"/>
      <text:p text:style-name="Standard"/>
      <text:p text:style-name="Standard">PROBLEM SOLVING</text:p>
      <text:p text:style-name="Standard">It really helps to first think what the type declaration of a function should be before concerning ourselves with the implementation and then write it down. In Haskell, a function's type declaration tells us a whole lot about the function, due to the very strong type syste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INKS</text:p>
      <text:p text:style-name="Standard"/>
      <text:p text:style-name="Standard">[1]<text:s/><text:a xlink:href="http://www.cs.umd.edu/class/spring2011/cmsc330/" office:target-frame-name="_top" xlink:show="replace"><text:span text:style-name="Collegamentoipertestuale">http://www.cs.umd.edu/class/spring2011/cmsc330/</text:span></text:a></text:p>
      <text:p text:style-name="Standard">[2]<text:s/><text:a xlink:href="https://www.lrde.epita.fr/~akim/lofo/slides/" office:target-frame-name="_top" xlink:show="replace"><text:span text:style-name="Collegamentoipertestuale">https://www.lrde.epita.fr/~akim/lofo/slides/</text:span></text:a></text:p>
      <text:p text:style-name="Standard">[3]<text:s/><text:a xlink:href="http://www.cs.rpi.edu/academics/courses/spring10/proglang/handouts/" office:target-frame-name="_top" xlink:show="replace"><text:span text:style-name="Collegamentoipertestuale">http://www.cs.rpi.edu/academics/courses/spring10/proglang/handouts/</text:span></text:a></text:p>
      <text:p text:style-name="Standard">[4]<text:s/><text:a xlink:href="https://cdsmith.wordpress.com/" office:target-frame-name="_top" xlink:show="replace"><text:span text:style-name="Collegamentoipertestuale">https://cdsmith.wordpress.com/</text:span></text:a></text:p>
      <text:p text:style-name="Standard">[5]<text:s/><text:a xlink:href="https://cdsmith.wordpress.com/2012/04/18/why-do-monads-matter/" office:target-frame-name="_top" xlink:show="replace"><text:span text:style-name="Collegamentoipertestuale">https://cdsmith.wordpress.com/2012/04/18/why-do-monads-matter/</text:span></text:a></text:p>
      <text:p text:style-name="Standard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Marathi" svg:font-family="Lohit Marath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Lohit Marath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audo Giuseppe</meta:initial-creator>
    <dc:creator>Baudo Giuseppe</dc:creator>
    <meta:creation-date>2015-05-02T11:06:00Z</meta:creation-date>
    <dc:date>2016-05-24T20:10:00Z</dc:date>
    <meta:template xlink:href="Normal.dotm" xlink:type="simple"/>
    <meta:editing-cycles>2</meta:editing-cycles>
    <meta:editing-duration>PT15180S</meta:editing-duration>
    <meta:document-statistic meta:page-count="1" meta:paragraph-count="6" meta:word-count="480" meta:character-count="3215" meta:row-count="22" meta:non-whitespace-character-count="2741"/>
  </office:meta>
</office:document-meta>
</file>